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67cm"/>
    </style:style>
    <style:style style:name="liste_5f_recapitulatif_5f_entreprise.F" style:display-name="liste_recapitulatif_entreprise.F" style:family="table-column">
      <style:table-column-properties style:column-width="1.06cm"/>
    </style:style>
    <style:style style:name="liste_5f_recapitulatif_5f_entreprise.G" style:display-name="liste_recapitulatif_entreprise.G" style:family="table-column">
      <style:table-column-properties style:column-width="1.08cm"/>
    </style:style>
    <style:style style:name="liste_5f_recapitulatif_5f_entreprise.I" style:display-name="liste_recapitulatif_entreprise.I" style:family="table-column">
      <style:table-column-properties style:column-width="1.85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="none">
        <style:background-image/>
      </style:table-cell-properties>
    </style:style>
    <style:style style:name="liste_5f_recapitulatif_5f_entreprise.A4" style:display-name="liste_recapitulatif_entreprise.A4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recapitulatif_5f_entreprise.H4" style:display-name="liste_recapitulatif_entreprise.H4" style:family="table-cell">
      <style:table-cell-properties fo:background-color="#c0c0c0" fo:padding="0.097cm" fo:border="0.002cm solid #000000">
        <style:background-image/>
      </style:table-cell-properties>
    </style:style>
    <style:style style:name="liste_5f_recapitulatif_5f_entreprise.5" style:display-name="liste_recapitulatif_entreprise.5" style:family="table-row">
      <style:table-row-properties style:row-height="0.6cm" style:keep-together="false" fo:keep-together="always"/>
    </style:style>
    <style:style style:name="liste_5f_recapitulatif_5f_entreprise.A5" style:display-name="liste_recapitulatif_entreprise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5" style:display-name="liste_recapitulatif_entreprise.I5" style:family="table-cell">
      <style:table-cell-properties fo:background-color="#e6e6e6" fo:padding="0.097cm" fo:border-left="0.002cm solid #000000" fo:border-right="0.002cm solid #000000" fo:border-top="none" fo:border-bottom="none">
        <style:background-image/>
      </style:table-cell-properties>
    </style:style>
    <style:style style:name="liste_5f_recapitulatif_5f_entreprise.6" style:display-name="liste_recapitulatif_entreprise.6" style:family="table-row">
      <style:table-row-properties style:row-height="0.85cm" style:keep-together="false" fo:keep-together="always"/>
    </style:style>
    <style:style style:name="liste_5f_recapitulatif_5f_entreprise.I6" style:display-name="liste_recapitulatif_entreprise.I6" style:family="table-cell">
      <style:table-cell-properties fo:background-color="#e6e6e6" fo:padding="0.097cm" fo:border="0.002cm solid #000000">
        <style:background-image/>
      </style:table-cell-properties>
    </style:style>
    <style:style style:name="liste_5f_recapitulatif_5f_entreprise.7" style:display-name="liste_recapitulatif_entreprise.7" style:family="table-row">
      <style:table-row-properties style:min-row-height="0.011cm" style:keep-together="false" fo:keep-together="always"/>
    </style:style>
    <style:style style:name="liste_5f_recapitulatif_5f_entreprise.A7" style:display-name="liste_recapitulatif_entreprise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7" style:display-name="liste_recapitulatif_entreprise.I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text-properties style:text-underline-style="none" fo:font-weight="normal" style:font-weight-asian="normal" style:font-weight-complex="normal"/>
    </style:style>
    <style:style style:name="P3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4" style:family="paragraph" style:parent-style-name="contenu_20_tableau_20_1e_20_ligne">
      <style:paragraph-properties style:vertical-align="middle"/>
      <style:text-properties style:text-underline-style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style:vertical-align="top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style:vertical-align="middle"/>
    </style:style>
    <style:style style:name="P9" style:family="paragraph" style:parent-style-name="Table_20_Contents">
      <style:paragraph-properties style:vertical-align="top"/>
      <style:text-properties style:text-underline-style="none"/>
    </style:style>
    <style:style style:name="P10" style:family="paragraph" style:parent-style-name="Table_20_Contents">
      <style:paragraph-properties style:vertical-align="top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Standard">
      <style:paragraph-properties fo:margin-left="0cm" fo:margin-right="-0.079cm" fo:text-indent="0cm" style:auto-text-indent="false"/>
      <style:text-properties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F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9" office:value-type="string">
              <text:p text:style-name="P3">%{HEADER_ROWS:6}%%=recapitulatifEntreprise_periode_label=% %=recapitulatifEntreprise_periode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9" office:value-type="string">
              <text:p text:style-name="P11">%=recapitulatifEntreprise_affilie=% - %=recapitulatifEntreprise_recap_label=% %=recapitulatifEntreprise_recap_num=% %=recapitulatifEntreprise_alloc_label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3" office:value-type="string">
              <text:p text:style-name="P1"/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contenu_20_tableau_20_1e_20_ligne"/>
            </table:table-cell>
            <table:covered-table-cell/>
            <table:covered-table-cell/>
            <table:covered-table-cell/>
            <table:table-cell table:style-name="liste_5f_recapitulatif_5f_entreprise.A1" table:number-columns-spanned="2" office:value-type="string">
              <text:p text:style-name="P1"/>
            </table:table-cell>
            <table:covered-table-cell/>
          </table:table-row>
          <table:table-row table:style-name="liste_5f_recapitulatif_5f_entreprise.1">
            <table:table-cell table:style-name="liste_5f_recapitulatif_5f_entreprise.A4" table:number-columns-spanned="3" office:value-type="string">
              <text:p text:style-name="P1">%=entete_Allocataires=%</text:p>
            </table:table-cell>
            <table:covered-table-cell/>
            <table:covered-table-cell/>
            <table:table-cell table:style-name="liste_5f_recapitulatif_5f_entreprise.A4" table:number-columns-spanned="4" office:value-type="string">
              <text:p text:style-name="contenu_20_tableau_20_1e_20_ligne">%=entete_periodes_travail=%</text:p>
            </table:table-cell>
            <table:covered-table-cell/>
            <table:covered-table-cell/>
            <table:covered-table-cell/>
            <table:table-cell table:style-name="liste_5f_recapitulatif_5f_entreprise.H4" table:number-columns-spanned="2" office:value-type="string">
              <text:p text:style-name="P1">%=entete_AF=%</text:p>
            </table:table-cell>
            <table:covered-table-cell/>
          </table:table-row>
          <table:table-row table:style-name="liste_5f_recapitulatif_5f_entreprise.5">
            <table:table-cell table:style-name="liste_5f_recapitulatif_5f_entreprise.A5" table:number-rows-spanned="2" office:value-type="string">
              <text:p text:style-name="P9"/>
              <text:p text:style-name="Table_20_Contents">%=entete_nss=%</text:p>
            </table:table-cell>
            <table:table-cell table:style-name="liste_5f_recapitulatif_5f_entreprise.A5" table:number-rows-spanned="2" office:value-type="string">
              <text:p text:style-name="P4"/>
              <text:p text:style-name="P10">%=entete_idDossier=%</text:p>
            </table:table-cell>
            <table:table-cell table:style-name="liste_5f_recapitulatif_5f_entreprise.A5" table:number-rows-spanned="2" office:value-type="string">
              <text:p text:style-name="P4"/>
              <text:p text:style-name="P6">%=entete_nom_prenom=%</text:p>
            </table:table-cell>
            <table:table-cell table:style-name="liste_5f_recapitulatif_5f_entreprise.A5" table:number-columns-spanned="2" office:value-type="string">
              <text:p text:style-name="Table_20_Contents">%=<text:span text:style-name="T1">entete_date_mutation=%</text:span></text:p>
            </table:table-cell>
            <table:covered-table-cell/>
            <table:table-cell table:style-name="liste_5f_recapitulatif_5f_entreprise.A5" table:number-rows-spanned="2" table:number-columns-spanned="2" office:value-type="string">
              <text:p text:style-name="Table_20_Contents"/>
              <text:p text:style-name="Table_20_Contents">%=<text:span text:style-name="T1">entete_unites_travail=%</text:span></text:p>
            </table:table-cell>
            <table:covered-table-cell/>
            <table:table-cell table:style-name="liste_5f_recapitulatif_5f_entreprise.A5" table:number-rows-spanned="2" office:value-type="string">
              <text:p text:style-name="P4"/>
              <text:p text:style-name="P8">%=entete_nbr_enfant=%</text:p>
            </table:table-cell>
            <table:table-cell table:style-name="liste_5f_recapitulatif_5f_entreprise.I5" office:value-type="string">
              <text:p text:style-name="P2">%=entete_montant=%</text:p>
            </table:table-cell>
          </table:table-row>
          <table:table-row table:style-name="liste_5f_recapitulatif_5f_entreprise.6">
            <table:covered-table-cell/>
            <table:covered-table-cell/>
            <table:covered-table-cell/>
            <table:table-cell table:style-name="liste_5f_recapitulatif_5f_entreprise.A5" office:value-type="string">
              <text:p text:style-name="P5">%=entete_debut=%</text:p>
            </table:table-cell>
            <table:table-cell table:style-name="liste_5f_recapitulatif_5f_entreprise.A5" office:value-type="string">
              <text:p text:style-name="P5">%=entete_fin=%</text:p>
            </table:table-cell>
            <table:covered-table-cell/>
            <table:covered-table-cell/>
            <table:covered-table-cell/>
            <table:table-cell table:style-name="liste_5f_recapitulatif_5f_entreprise.I6" office:value-type="string">
              <text:p text:style-name="Table_20_Contents">%=entete_CHF=%</text:p>
            </table:table-cell>
          </table:table-row>
        </table:table-header-rows>
        <table:table-row table:style-name="liste_5f_recapitulatif_5f_entreprise.7">
          <table:table-cell table:style-name="liste_5f_recapitulatif_5f_entreprise.A7" office:value-type="string">
            <text:p text:style-name="Table_20_Contents">%{colonne}%%=col_nss=%</text:p>
          </table:table-cell>
          <table:table-cell table:style-name="liste_5f_recapitulatif_5f_entreprise.A7" office:value-type="string">
            <text:p text:style-name="Table_20_Contents">%=col_idDossier=%</text:p>
          </table:table-cell>
          <table:table-cell table:style-name="liste_5f_recapitulatif_5f_entreprise.A7" office:value-type="string">
            <text:p text:style-name="P5">%=col_allocataire=%</text:p>
          </table:table-cell>
          <table:table-cell table:style-name="liste_5f_recapitulatif_5f_entreprise.A7" office:value-type="string">
            <text:p text:style-name="P5">%=col_periode_debut=%</text:p>
          </table:table-cell>
          <table:table-cell table:style-name="liste_5f_recapitulatif_5f_entreprise.A7" office:value-type="string">
            <text:p text:style-name="P5">%=col_periode_fin=%</text:p>
          </table:table-cell>
          <table:table-cell table:style-name="liste_5f_recapitulatif_5f_entreprise.A7" office:value-type="string">
            <text:p text:style-name="Table_20_Contents">%=col_nbre_unite=%</text:p>
          </table:table-cell>
          <table:table-cell table:style-name="liste_5f_recapitulatif_5f_entreprise.A7" office:value-type="string">
            <text:p text:style-name="Table_20_Contents">%=col_type_unite=%</text:p>
          </table:table-cell>
          <table:table-cell table:style-name="liste_5f_recapitulatif_5f_entreprise.A7" office:value-type="string">
            <text:p text:style-name="Table_20_Contents">%=col_nbrEnfant=%</text:p>
          </table:table-cell>
          <table:table-cell table:style-name="liste_5f_recapitulatif_5f_entreprise.I7" office:value-type="string">
            <text:p text:style-name="P7">%=col_montant=%</text:p>
          </table:table-cell>
        </table:table-row>
        <table:table-row table:style-name="liste_5f_recapitulatif_5f_entreprise.7">
          <table:table-cell table:style-name="liste_5f_recapitulatif_5f_entreprise.A7" office:value-type="string">
            <text:p text:style-name="P5">%{colonneMontant}%#7#%=col_montant_label=%</text:p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7">#2#%=col_montant_total=%</text:p>
          </table:table-cell>
          <table:table-cell table:style-name="liste_5f_recapitulatif_5f_entreprise.I7" office:value-type="string"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creator>pta</dc:creator>
    <dc:date>2011-08-29T17:10:43</dc:date>
    <meta:editing-cycles>194</meta:editing-cycles>
    <meta:editing-duration>PT21H13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82" meta:character-count="731"/>
  </office:meta>
</office:document-meta>
</file>